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58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5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51cm" svg:y="2.165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49cm" svg:y="4.177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4cm" svg:y="5.992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41cm" svg:y="4.191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7" draw:text-style-name="P4" draw:layer="layout" svg:width="3.4cm" svg:height="1cm" svg:x="2.1cm" svg:y="6.9cm">
          <draw:text-box>
            <text:p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6:21:11.936659769</dc:date>
    <meta:editing-duration>PT14H46M30S</meta:editing-duration>
    <meta:editing-cycles>28</meta:editing-cycles>
    <meta:generator>LibreOffice/6.0.7.3$Linux_X86_64 LibreOffice_project/00m0$Build-3</meta:generator>
    <meta:document-statistic meta:object-count="19"/>
  </office:meta>
</office:document-meta>
</file>